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Pictures/2000000E000000DD000000DDB43ABA64C5FC9CAB.svm" manifest:media-type="image/x-svm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Pictures/2000000E000000DD000000DDB43ABA64C5FC9CAB.svm" manifest:media-type="image/x-svm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Pictures/2000000E000000DD000000DDB43ABA64C5FC9CAB.svm" manifest:media-type="image/x-svm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Pictures/2000000E000000DD000000DDB43ABA64C5FC9CAB.svm" manifest:media-type="image/x-svm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Pictures/2000000E000000DD000000DDB43ABA64C5FC9CAB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9.04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95.95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107">
      <style:table-cell-properties fo:border="0.74pt solid #000000"/>
    </style:style>
    <style:style style:name="ce6" style:family="table-cell" style:parent-style-name="Default" style:data-style-name="N10002">
      <style:table-cell-properties fo:border="0.74pt solid #000000"/>
    </style:style>
    <style:style style:name="ce7" style:family="table-cell" style:parent-style-name="Default" style:data-style-name="N10107"/>
    <style:style style:name="ce8" style:family="table-cell" style:parent-style-name="Default" style:data-style-name="N10002"/>
    <style:style style:name="ce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1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fo:font-style="italic" style:font-style-asian="italic" style:font-style-complex="italic"/>
    </style:style>
    <style:style style:name="ce14" style:family="table-cell" style:parent-style-name="Default" style:data-style-name="N10002">
      <style:table-cell-properties fo:border-bottom="2.24pt solid #000000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fo:border-bottom="0.74pt solid #000000" fo:border-left="0.74pt solid #000000" fo:border-right="2.24pt solid #000000" fo:border-top="0.74pt solid #000000"/>
    </style:style>
    <style:style style:name="ce18" style:family="table-cell" style:parent-style-name="Default" style:data-style-name="N10002">
      <style:table-cell-properties fo:border-bottom="2.24pt solid #000000" fo:border-left="0.74pt solid #000000" fo:border-right="2.2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07.79pt" svg:y="8.84pt">
            <draw:object draw:notify-on-update-of-ranges="Sheet1.A3:Sheet1.A37 Sheet1.D3:Sheet1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07.02pt" svg:y="269.35pt">
            <draw:object draw:notify-on-update-of-ranges="Sheet1.A3:Sheet1.A37 Sheet1.B3:Sheet1.B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72.87pt" svg:y="7.57pt">
            <draw:object draw:notify-on-update-of-ranges="Sheet1.A3:Sheet1.A37 Sheet1.C3:Sheet1.C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07.16pt" svg:y="614.38pt">
            <draw:object draw:notify-on-update-of-ranges="Sheet1.A50:Sheet1.A75 Sheet1.D50:Sheet1.D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453.51pt" svg:height="255.09pt" svg:x="781.94pt" svg:y="616.62pt">
            <draw:object draw:notify-on-update-of-ranges="Sheet1.A50:Sheet1.A75 Sheet1.C50:Sheet1.C7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453.51pt" svg:height="255.09pt" svg:x="310.31pt" svg:y="880.84pt">
            <draw:object draw:notify-on-update-of-ranges="Sheet1.A50:Sheet1.A75 Sheet1.B50:Sheet1.B7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number-columns-repeated="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elle von PI</text:p>
          </table:table-cell>
          <table:table-cell table:style-name="ce1" office:value-type="string" calcext:value-type="string">
            <text:p>Zeit in s</text:p>
            <text:p>(n.obfus)</text:p>
          </table:table-cell>
          <table:table-cell table:style-name="ce1" office:value-type="string" calcext:value-type="string">
            <text:p>Zeit in s</text:p>
            <text:p>(obfus.)</text:p>
          </table:table-cell>
          <table:table-cell table:style-name="ce1" office:value-type="string" calcext:value-type="string">
            <text:p>Zunahme in %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 table:number-columns-spanned="4" table:number-rows-spanned="1">
            <text:p>BBP Formel</text:p>
          </table:table-cell>
          <table:covered-table-cell table:number-columns-repeated="2" table:style-name="ce1"/>
          <table:covered-table-cell table:style-name="ce3"/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5960254" calcext:value-type="float">
            <text:p>0,005960254</text:p>
          </table:table-cell>
          <table:table-cell office:value-type="float" office:value="0.024601286" calcext:value-type="float">
            <text:p>0,024601286</text:p>
          </table:table-cell>
          <table:table-cell table:formula="of:=([.C3]/[.B3]-1)*100" office:value-type="float" office:value="312.755664439804" calcext:value-type="float">
            <text:p>312,76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4060231" calcext:value-type="float">
            <text:p>0,004060231</text:p>
          </table:table-cell>
          <table:table-cell office:value-type="float" office:value="0.024433832" calcext:value-type="float">
            <text:p>0,024433832</text:p>
          </table:table-cell>
          <table:table-cell table:formula="of:=([.C4]/[.B4]-1)*100" office:value-type="float" office:value="501.784282716919" calcext:value-type="float">
            <text:p>501,78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4091514" calcext:value-type="float">
            <text:p>0,004091514</text:p>
          </table:table-cell>
          <table:table-cell office:value-type="float" office:value="0.024830528" calcext:value-type="float">
            <text:p>0,024830528</text:p>
          </table:table-cell>
          <table:table-cell table:formula="of:=([.C5]/[.B5]-1)*100" office:value-type="float" office:value="506.878725088073" calcext:value-type="float">
            <text:p>506,88</text:p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4124024" calcext:value-type="float">
            <text:p>0,004124024</text:p>
          </table:table-cell>
          <table:table-cell office:value-type="float" office:value="0.025531881" calcext:value-type="float">
            <text:p>0,025531881</text:p>
          </table:table-cell>
          <table:table-cell table:formula="of:=([.C6]/[.B6]-1)*100" office:value-type="float" office:value="519.101173998987" calcext:value-type="float">
            <text:p>519,10</text:p>
          </table:table-cell>
          <table:table-cell table:number-columns-repeated="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4097252" calcext:value-type="float">
            <text:p>0,004097252</text:p>
          </table:table-cell>
          <table:table-cell office:value-type="float" office:value="0.026640933" calcext:value-type="float">
            <text:p>0,026640933</text:p>
          </table:table-cell>
          <table:table-cell table:formula="of:=([.C7]/[.B7]-1)*100" office:value-type="float" office:value="550.214656067042" calcext:value-type="float">
            <text:p>550,21</text:p>
          </table:table-cell>
          <table:table-cell table:number-columns-repeated="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4102145" calcext:value-type="float">
            <text:p>0,004102145</text:p>
          </table:table-cell>
          <table:table-cell office:value-type="float" office:value="0.028144681" calcext:value-type="float">
            <text:p>0,028144681</text:p>
          </table:table-cell>
          <table:table-cell table:formula="of:=([.C8]/[.B8]-1)*100" office:value-type="float" office:value="586.096688439828" calcext:value-type="float">
            <text:p>586,10</text:p>
          </table:table-cell>
          <table:table-cell table:number-columns-repeated="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4100132" calcext:value-type="float">
            <text:p>0,004100132</text:p>
          </table:table-cell>
          <table:table-cell office:value-type="float" office:value="0.030653546" calcext:value-type="float">
            <text:p>0,030653546</text:p>
          </table:table-cell>
          <table:table-cell table:formula="of:=([.C9]/[.B9]-1)*100" office:value-type="float" office:value="647.623393588304" calcext:value-type="float">
            <text:p>647,62</text:p>
          </table:table-cell>
          <table:table-cell table:number-columns-repeated="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04122916" calcext:value-type="float">
            <text:p>0,004122916</text:p>
          </table:table-cell>
          <table:table-cell office:value-type="float" office:value="0.033793066" calcext:value-type="float">
            <text:p>0,033793066</text:p>
          </table:table-cell>
          <table:table-cell table:formula="of:=([.C10]/[.B10]-1)*100" office:value-type="float" office:value="719.639934454158" calcext:value-type="float">
            <text:p>719,64</text:p>
          </table:table-cell>
          <table:table-cell table:number-columns-repeated="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04097614" calcext:value-type="float">
            <text:p>0,004097614</text:p>
          </table:table-cell>
          <table:table-cell office:value-type="float" office:value="0.038587058" calcext:value-type="float">
            <text:p>0,038587058</text:p>
          </table:table-cell>
          <table:table-cell table:formula="of:=([.C11]/[.B11]-1)*100" office:value-type="float" office:value="841.695777103456" calcext:value-type="float">
            <text:p>841,70</text:p>
          </table:table-cell>
          <table:table-cell table:number-columns-repeated="1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04336523" calcext:value-type="float">
            <text:p>0,004336523</text:p>
          </table:table-cell>
          <table:table-cell office:value-type="float" office:value="0.046121246" calcext:value-type="float">
            <text:p>0,046121246</text:p>
          </table:table-cell>
          <table:table-cell table:formula="of:=([.C12]/[.B12]-1)*100" office:value-type="float" office:value="963.553588900601" calcext:value-type="float">
            <text:p>963,55</text:p>
          </table:table-cell>
          <table:table-cell table:number-columns-repeated="14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004183562" calcext:value-type="float">
            <text:p>0,004183562</text:p>
          </table:table-cell>
          <table:table-cell office:value-type="float" office:value="0.060226195" calcext:value-type="float">
            <text:p>0,060226195</text:p>
          </table:table-cell>
          <table:table-cell table:formula="of:=([.C13]/[.B13]-1)*100" office:value-type="float" office:value="1339.59130998895" calcext:value-type="float">
            <text:p>1339,59</text:p>
          </table:table-cell>
          <table:table-cell table:number-columns-repeated="1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004257581" calcext:value-type="float">
            <text:p>0,004257581</text:p>
          </table:table-cell>
          <table:table-cell office:value-type="float" office:value="0.082693474" calcext:value-type="float">
            <text:p>0,082693474</text:p>
          </table:table-cell>
          <table:table-cell table:formula="of:=([.C14]/[.B14]-1)*100" office:value-type="float" office:value="1842.26425756785" calcext:value-type="float">
            <text:p>1842,26</text:p>
          </table:table-cell>
          <table:table-cell table:number-columns-repeated="1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0.004342512" calcext:value-type="float">
            <text:p>0,004342512</text:p>
          </table:table-cell>
          <table:table-cell office:value-type="float" office:value="0.100813662" calcext:value-type="float">
            <text:p>0,100813662</text:p>
          </table:table-cell>
          <table:table-cell table:formula="of:=([.C15]/[.B15]-1)*100" office:value-type="float" office:value="2221.55171937349" calcext:value-type="float">
            <text:p>2221,55</text:p>
          </table:table-cell>
          <table:table-cell table:number-columns-repeated="14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0.004504702" calcext:value-type="float">
            <text:p>0,004504702</text:p>
          </table:table-cell>
          <table:table-cell office:value-type="float" office:value="0.139285938" calcext:value-type="float">
            <text:p>0,139285938</text:p>
          </table:table-cell>
          <table:table-cell table:formula="of:=([.C16]/[.B16]-1)*100" office:value-type="float" office:value="2992.01225741459" calcext:value-type="float">
            <text:p>2992,01</text:p>
          </table:table-cell>
          <table:table-cell table:number-columns-repeated="14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0.004760529" calcext:value-type="float">
            <text:p>0,004760529</text:p>
          </table:table-cell>
          <table:table-cell office:value-type="float" office:value="0.199591375" calcext:value-type="float">
            <text:p>0,199591375</text:p>
          </table:table-cell>
          <table:table-cell table:formula="of:=([.C17]/[.B17]-1)*100" office:value-type="float" office:value="4092.63016778177" calcext:value-type="float">
            <text:p>4092,63</text:p>
          </table:table-cell>
          <table:table-cell table:number-columns-repeated="14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0.005091002" calcext:value-type="float">
            <text:p>0,005091002</text:p>
          </table:table-cell>
          <table:table-cell office:value-type="float" office:value="0.282691379" calcext:value-type="float">
            <text:p>0,282691379</text:p>
          </table:table-cell>
          <table:table-cell table:formula="of:=([.C18]/[.B18]-1)*100" office:value-type="float" office:value="5452.76503525239" calcext:value-type="float">
            <text:p>5452,77</text:p>
          </table:table-cell>
          <table:table-cell table:number-columns-repeated="14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0.0057353" calcext:value-type="float">
            <text:p>0,005735300</text:p>
          </table:table-cell>
          <table:table-cell office:value-type="float" office:value="0.412455751" calcext:value-type="float">
            <text:p>0,412455751</text:p>
          </table:table-cell>
          <table:table-cell table:formula="of:=([.C19]/[.B19]-1)*100" office:value-type="float" office:value="7091.52879535508" calcext:value-type="float">
            <text:p>7091,53</text:p>
          </table:table-cell>
          <table:table-cell table:number-columns-repeated="14"/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float" office:value="0.006755351" calcext:value-type="float">
            <text:p>0,006755351</text:p>
          </table:table-cell>
          <table:table-cell office:value-type="float" office:value="0.610681249" calcext:value-type="float">
            <text:p>0,610681249</text:p>
          </table:table-cell>
          <table:table-cell table:formula="of:=([.C20]/[.B20]-1)*100" office:value-type="float" office:value="8939.96326763776" calcext:value-type="float">
            <text:p>8939,96</text:p>
          </table:table-cell>
          <table:table-cell table:number-columns-repeated="14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0.008285795" calcext:value-type="float">
            <text:p>0,008285795</text:p>
          </table:table-cell>
          <table:table-cell office:value-type="float" office:value="0.904186957" calcext:value-type="float">
            <text:p>0,904186957</text:p>
          </table:table-cell>
          <table:table-cell table:formula="of:=([.C21]/[.B21]-1)*100" office:value-type="float" office:value="10812.4949024203" calcext:value-type="float">
            <text:p>10812,49</text:p>
          </table:table-cell>
          <table:table-cell table:number-columns-repeated="14"/>
        </table:table-row>
        <table:table-row table:style-name="ro2">
          <table:table-cell office:value-type="float" office:value="5395" calcext:value-type="float">
            <text:p>5395</text:p>
          </table:table-cell>
          <table:table-cell office:value-type="float" office:value="0.010478442" calcext:value-type="float">
            <text:p>0,010478442</text:p>
          </table:table-cell>
          <table:table-cell office:value-type="float" office:value="1.339378231" calcext:value-type="float">
            <text:p>1,339378231</text:p>
          </table:table-cell>
          <table:table-cell table:formula="of:=([.C22]/[.B22]-1)*100" office:value-type="float" office:value="12682.226890219" calcext:value-type="float">
            <text:p>12682,23</text:p>
          </table:table-cell>
          <table:table-cell table:number-columns-repeated="14"/>
        </table:table-row>
        <table:table-row table:style-name="ro2">
          <table:table-cell office:value-type="float" office:value="8092" calcext:value-type="float">
            <text:p>8092</text:p>
          </table:table-cell>
          <table:table-cell office:value-type="float" office:value="0.014165539" calcext:value-type="float">
            <text:p>0,014165539</text:p>
          </table:table-cell>
          <table:table-cell office:value-type="float" office:value="2.006316301" calcext:value-type="float">
            <text:p>2,006316301</text:p>
          </table:table-cell>
          <table:table-cell table:formula="of:=([.C23]/[.B23]-1)*100" office:value-type="float" office:value="14063.3601164064" calcext:value-type="float">
            <text:p>14063,36</text:p>
          </table:table-cell>
          <table:table-cell table:number-columns-repeated="14"/>
        </table:table-row>
        <table:table-row table:style-name="ro2">
          <table:table-cell office:value-type="float" office:value="12138" calcext:value-type="float">
            <text:p>12138</text:p>
          </table:table-cell>
          <table:table-cell office:value-type="float" office:value="0.019970629" calcext:value-type="float">
            <text:p>0,019970629</text:p>
          </table:table-cell>
          <table:table-cell office:value-type="float" office:value="2.98191762" calcext:value-type="float">
            <text:p>2,981917620</text:p>
          </table:table-cell>
          <table:table-cell table:formula="of:=([.C24]/[.B24]-1)*100" office:value-type="float" office:value="14831.515777495" calcext:value-type="float">
            <text:p>14831,52</text:p>
          </table:table-cell>
          <table:table-cell table:number-columns-repeated="14"/>
        </table:table-row>
        <table:table-row table:style-name="ro2">
          <table:table-cell office:value-type="float" office:value="18207" calcext:value-type="float">
            <text:p>18207</text:p>
          </table:table-cell>
          <table:table-cell office:value-type="float" office:value="0.028880856" calcext:value-type="float">
            <text:p>0,028880856</text:p>
          </table:table-cell>
          <table:table-cell office:value-type="float" office:value="4.47704532" calcext:value-type="float">
            <text:p>4,477045320</text:p>
          </table:table-cell>
          <table:table-cell table:formula="of:=([.C25]/[.B25]-1)*100" office:value-type="float" office:value="15401.7750166408" calcext:value-type="float">
            <text:p>15401,78</text:p>
          </table:table-cell>
          <table:table-cell table:number-columns-repeated="14"/>
        </table:table-row>
        <table:table-row table:style-name="ro2">
          <table:table-cell office:value-type="float" office:value="27310" calcext:value-type="float">
            <text:p>27310</text:p>
          </table:table-cell>
          <table:table-cell office:value-type="float" office:value="0.043023308" calcext:value-type="float">
            <text:p>0,043023308</text:p>
          </table:table-cell>
          <table:table-cell office:value-type="float" office:value="6.691950629" calcext:value-type="float">
            <text:p>6,691950629</text:p>
          </table:table-cell>
          <table:table-cell table:formula="of:=([.C26]/[.B26]-1)*100" office:value-type="float" office:value="15454.2447572837" calcext:value-type="float">
            <text:p>15454,24</text:p>
          </table:table-cell>
          <table:table-cell table:number-columns-repeated="14"/>
        </table:table-row>
        <table:table-row table:style-name="ro2">
          <table:table-cell office:value-type="float" office:value="40965" calcext:value-type="float">
            <text:p>40965</text:p>
          </table:table-cell>
          <table:table-cell office:value-type="float" office:value="0.064694706" calcext:value-type="float">
            <text:p>0,064694706</text:p>
          </table:table-cell>
          <table:table-cell office:value-type="float" office:value="10.069013245" calcext:value-type="float">
            <text:p>10,069013245</text:p>
          </table:table-cell>
          <table:table-cell table:formula="of:=([.C27]/[.B27]-1)*100" office:value-type="float" office:value="15463.8905678001" calcext:value-type="float">
            <text:p>15463,89</text:p>
          </table:table-cell>
          <table:table-cell table:number-columns-repeated="14"/>
        </table:table-row>
        <table:table-row table:style-name="ro2">
          <table:table-cell office:value-type="float" office:value="61447" calcext:value-type="float">
            <text:p>61447</text:p>
          </table:table-cell>
          <table:table-cell office:value-type="float" office:value="0.098790332" calcext:value-type="float">
            <text:p>0,098790332</text:p>
          </table:table-cell>
          <table:table-cell office:value-type="float" office:value="15.161453343" calcext:value-type="float">
            <text:p>15,161453343</text:p>
          </table:table-cell>
          <table:table-cell table:formula="of:=([.C28]/[.B28]-1)*100" office:value-type="float" office:value="15247.1023287987" calcext:value-type="float">
            <text:p>15247,10</text:p>
          </table:table-cell>
          <table:table-cell table:number-columns-repeated="14"/>
        </table:table-row>
        <table:table-row table:style-name="ro2">
          <table:table-cell office:value-type="float" office:value="92170" calcext:value-type="float">
            <text:p>92170</text:p>
          </table:table-cell>
          <table:table-cell office:value-type="float" office:value="0.152794808" calcext:value-type="float">
            <text:p>0,152794808</text:p>
          </table:table-cell>
          <table:table-cell office:value-type="float" office:value="23.231762895" calcext:value-type="float">
            <text:p>23,231762895</text:p>
          </table:table-cell>
          <table:table-cell table:formula="of:=([.C29]/[.B29]-1)*100" office:value-type="float" office:value="15104.5499445243" calcext:value-type="float">
            <text:p>15104,55</text:p>
          </table:table-cell>
          <table:table-cell table:number-columns-repeated="14"/>
        </table:table-row>
        <table:table-row table:style-name="ro2">
          <table:table-cell office:value-type="float" office:value="138255" calcext:value-type="float">
            <text:p>138255</text:p>
          </table:table-cell>
          <table:table-cell office:value-type="float" office:value="0.234906917" calcext:value-type="float">
            <text:p>0,234906917</text:p>
          </table:table-cell>
          <table:table-cell office:value-type="float" office:value="35.148376403" calcext:value-type="float">
            <text:p>35,148376403</text:p>
          </table:table-cell>
          <table:table-cell table:formula="of:=([.C30]/[.B30]-1)*100" office:value-type="float" office:value="14862.6826029137" calcext:value-type="float">
            <text:p>14862,68</text:p>
          </table:table-cell>
          <table:table-cell table:number-columns-repeated="14"/>
        </table:table-row>
        <table:table-row table:style-name="ro2">
          <table:table-cell office:value-type="float" office:value="207382" calcext:value-type="float">
            <text:p>207382</text:p>
          </table:table-cell>
          <table:table-cell office:value-type="float" office:value="0.364461206" calcext:value-type="float">
            <text:p>0,364461206</text:p>
          </table:table-cell>
          <table:table-cell office:value-type="float" office:value="55.959379521" calcext:value-type="float">
            <text:p>55,959379521</text:p>
          </table:table-cell>
          <table:table-cell table:formula="of:=([.C31]/[.B31]-1)*100" office:value-type="float" office:value="15254.0016330298" calcext:value-type="float">
            <text:p>15254,00</text:p>
          </table:table-cell>
          <table:table-cell table:number-columns-repeated="9"/>
          <table:table-cell table:style-name="ce9" office:value-type="string" calcext:value-type="string" table:number-columns-spanned="4" table:number-rows-spanned="1">
            <text:p>Vergleich</text:p>
          </table:table-cell>
          <table:covered-table-cell table:number-columns-repeated="2" table:style-name="ce13"/>
          <table:covered-table-cell table:style-name="ce15"/>
          <table:table-cell/>
        </table:table-row>
        <table:table-row table:style-name="ro2">
          <table:table-cell office:value-type="float" office:value="311073" calcext:value-type="float">
            <text:p>311073</text:p>
          </table:table-cell>
          <table:table-cell office:value-type="float" office:value="0.561633159" calcext:value-type="float">
            <text:p>0,561633159</text:p>
          </table:table-cell>
          <table:table-cell office:value-type="float" office:value="81.930949418" calcext:value-type="float">
            <text:p>81,930949418</text:p>
          </table:table-cell>
          <table:table-cell table:formula="of:=([.C32]/[.B32]-1)*100" office:value-type="float" office:value="14487.9829395899" calcext:value-type="float">
            <text:p>14487,98</text:p>
          </table:table-cell>
          <table:table-cell table:number-columns-repeated="9"/>
          <table:table-cell table:style-name="ce10" office:value-type="string" calcext:value-type="string">
            <text:p>Programm</text:p>
          </table:table-cell>
          <table:table-cell table:style-name="ce4" office:value-type="string" calcext:value-type="string">
            <text:p>LOC</text:p>
          </table:table-cell>
          <table:table-cell table:style-name="ce4" office:value-type="string" calcext:value-type="string">
            <text:p>Anzahl Funktionen</text:p>
          </table:table-cell>
          <table:table-cell table:style-name="ce16" office:value-type="string" calcext:value-type="string">
            <text:p>Max Zunahme in %</text:p>
          </table:table-cell>
          <table:table-cell/>
        </table:table-row>
        <table:table-row table:style-name="ro2">
          <table:table-cell office:value-type="float" office:value="466609" calcext:value-type="float">
            <text:p>466609</text:p>
          </table:table-cell>
          <table:table-cell office:value-type="float" office:value="0.872195268" calcext:value-type="float">
            <text:p>0,872195268</text:p>
          </table:table-cell>
          <table:table-cell office:value-type="float" office:value="120.27726024" calcext:value-type="float">
            <text:p>120,277260240</text:p>
          </table:table-cell>
          <table:table-cell table:formula="of:=([.C33]/[.B33]-1)*100" office:value-type="float" office:value="13690.1757384907" calcext:value-type="float">
            <text:p>13690,18</text:p>
          </table:table-cell>
          <table:table-cell table:number-columns-repeated="9"/>
          <table:table-cell table:style-name="ce11" office:value-type="string" calcext:value-type="string">
            <text:p>BBP Formel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1959.3227975476" calcext:value-type="float">
            <text:p>11959,32</text:p>
          </table:table-cell>
          <table:table-cell/>
        </table:table-row>
        <table:table-row table:style-name="ro2">
          <table:table-cell office:value-type="float" office:value="699913" calcext:value-type="float">
            <text:p>699913</text:p>
          </table:table-cell>
          <table:table-cell office:value-type="float" office:value="1.359611054" calcext:value-type="float">
            <text:p>1,359611054</text:p>
          </table:table-cell>
          <table:table-cell office:value-type="float" office:value="181.100187033" calcext:value-type="float">
            <text:p>181,100187033</text:p>
          </table:table-cell>
          <table:table-cell table:formula="of:=([.C34]/[.B34]-1)*100" office:value-type="float" office:value="13219.9996057843" calcext:value-type="float">
            <text:p>13220,00</text:p>
          </table:table-cell>
          <table:table-cell table:number-columns-repeated="9"/>
          <table:table-cell table:style-name="ce11" office:value-type="string" calcext:value-type="string">
            <text:p>bzip2</text:p>
          </table:table-cell>
          <table:table-cell table:style-name="ce3" office:value-type="float" office:value="6419" calcext:value-type="float">
            <text:p>6419</text:p>
          </table:table-cell>
          <table:table-cell table:style-name="ce3" office:value-type="float" office:value="109" calcext:value-type="float">
            <text:p>109</text:p>
          </table:table-cell>
          <table:table-cell table:style-name="ce17" office:value-type="float" office:value="1758444.94993972" calcext:value-type="float">
            <text:p>1758444,95</text:p>
          </table:table-cell>
          <table:table-cell/>
        </table:table-row>
        <table:table-row table:style-name="ro2">
          <table:table-cell office:value-type="float" office:value="1049869" calcext:value-type="float">
            <text:p>1049869</text:p>
          </table:table-cell>
          <table:table-cell office:value-type="float" office:value="2.113815314" calcext:value-type="float">
            <text:p>2,113815314</text:p>
          </table:table-cell>
          <table:table-cell office:value-type="float" office:value="271.271327185" calcext:value-type="float">
            <text:p>271,271327185</text:p>
          </table:table-cell>
          <table:table-cell table:formula="of:=([.C35]/[.B35]-1)*100" office:value-type="float" office:value="12733.2558378371" calcext:value-type="float">
            <text:p>12733,26</text:p>
          </table:table-cell>
          <table:table-cell table:number-columns-repeated="9"/>
          <table:table-cell table:style-name="ce12" office:value-type="string" calcext:value-type="string">
            <text:p>Verhältnis</text:p>
          </table:table-cell>
          <table:table-cell table:style-name="ce14" table:formula="of:=[.O34]/[.O33]" office:value-type="float" office:value="43.0805369127517" calcext:value-type="float">
            <text:p>43,08</text:p>
          </table:table-cell>
          <table:table-cell table:style-name="ce14" table:formula="of:=[.P34]/[.P33]" office:value-type="float" office:value="21.8" calcext:value-type="float">
            <text:p>21,80</text:p>
          </table:table-cell>
          <table:table-cell table:style-name="ce18" table:formula="of:=[.Q34]/[.Q33]" office:value-type="float" office:value="147.035495212179" calcext:value-type="float">
            <text:p>147,04</text:p>
          </table:table-cell>
          <table:table-cell/>
        </table:table-row>
        <table:table-row table:style-name="ro2">
          <table:table-cell office:value-type="float" office:value="1574803" calcext:value-type="float">
            <text:p>1574803</text:p>
          </table:table-cell>
          <table:table-cell office:value-type="float" office:value="3.284107594" calcext:value-type="float">
            <text:p>3,284107594</text:p>
          </table:table-cell>
          <table:table-cell office:value-type="float" office:value="408.433471968" calcext:value-type="float">
            <text:p>408,433471968</text:p>
          </table:table-cell>
          <table:table-cell table:formula="of:=([.C36]/[.B36]-1)*100" office:value-type="float" office:value="12336.665373394" calcext:value-type="float">
            <text:p>12336,67</text:p>
          </table:table-cell>
          <table:table-cell table:number-columns-repeated="14"/>
        </table:table-row>
        <table:table-row table:style-name="ro2">
          <table:table-cell office:value-type="float" office:value="2362204" calcext:value-type="float">
            <text:p>2362204</text:p>
          </table:table-cell>
          <table:table-cell office:value-type="float" office:value="5.093732853" calcext:value-type="float">
            <text:p>5,093732853</text:p>
          </table:table-cell>
          <table:table-cell office:value-type="float" office:value="614.269687188" calcext:value-type="float">
            <text:p>614,269687188</text:p>
          </table:table-cell>
          <table:table-cell table:formula="of:=([.C37]/[.B37]-1)*100" office:value-type="float" office:value="11959.3227975476" calcext:value-type="float">
            <text:p>11959,32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Mittelwert</text:p>
          </table:table-cell>
          <table:table-cell table:style-name="ce6" table:formula="of:=AVERAGE([.B3:.B37])" office:value-type="float" office:value="0.411664883542857" calcext:value-type="float">
            <text:p>0,41</text:p>
          </table:table-cell>
          <table:table-cell table:style-name="ce6" table:formula="of:=AVERAGE([.C3:.C37])" office:value-type="float" office:value="52.4984411593429" calcext:value-type="float">
            <text:p>52,50</text:p>
          </table:table-cell>
          <table:table-cell table:formula="of:=AVERAGE([.D3:.D37])" office:value-type="float" office:value="7935.05421500984" calcext:value-type="float">
            <text:p>7935,05</text:p>
          </table:table-cell>
          <table:table-cell table:number-columns-repeated="14"/>
        </table:table-row>
        <table:table-row table:style-name="ro2" table:number-rows-repeated="9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 office:value-type="string" calcext:value-type="string">
            <text:p>Dateigröße</text:p>
          </table:table-cell>
          <table:table-cell table:style-name="ce1" office:value-type="string" calcext:value-type="string">
            <text:p>Zeit in s</text:p>
            <text:p>(n.obfus)</text:p>
          </table:table-cell>
          <table:table-cell table:style-name="ce1" office:value-type="string" calcext:value-type="string">
            <text:p>Zeit in s</text:p>
            <text:p>(obfus.)</text:p>
          </table:table-cell>
          <table:table-cell table:style-name="ce1" office:value-type="string" calcext:value-type="string">
            <text:p>Zunahme in %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 table:number-columns-spanned="4" table:number-rows-spanned="1">
            <text:p>bzip2</text:p>
          </table:table-cell>
          <table:covered-table-cell table:number-columns-repeated="2" table:style-name="ce1"/>
          <table:covered-table-cell table:style-name="ce3"/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4790633" calcext:value-type="float">
            <text:p>0,004790633</text:p>
          </table:table-cell>
          <table:table-cell office:value-type="float" office:value="0.543979964" calcext:value-type="float">
            <text:p>0,543979964</text:p>
          </table:table-cell>
          <table:table-cell table:formula="of:=([.C50]/[.B50]-1)*100" office:value-type="float" office:value="11255.0748721516" calcext:value-type="float">
            <text:p>11255,07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375573" calcext:value-type="float">
            <text:p>0,002375573</text:p>
          </table:table-cell>
          <table:table-cell office:value-type="float" office:value="0.578478769" calcext:value-type="float">
            <text:p>0,578478769</text:p>
          </table:table-cell>
          <table:table-cell table:formula="of:=([.C51]/[.B51]-1)*100" office:value-type="float" office:value="24251.1257704983" calcext:value-type="float">
            <text:p>24251,13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377382" calcext:value-type="float">
            <text:p>0,002377382</text:p>
          </table:table-cell>
          <table:table-cell office:value-type="float" office:value="0.605409318" calcext:value-type="float">
            <text:p>0,605409318</text:p>
          </table:table-cell>
          <table:table-cell table:formula="of:=([.C52]/[.B52]-1)*100" office:value-type="float" office:value="25365.3782185614" calcext:value-type="float">
            <text:p>25365,38</text:p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492981" calcext:value-type="float">
            <text:p>0,002492981</text:p>
          </table:table-cell>
          <table:table-cell office:value-type="float" office:value="0.665272287" calcext:value-type="float">
            <text:p>0,665272287</text:p>
          </table:table-cell>
          <table:table-cell table:formula="of:=([.C53]/[.B53]-1)*100" office:value-type="float" office:value="26585.8145729951" calcext:value-type="float">
            <text:p>26585,81</text:p>
          </table:table-cell>
          <table:table-cell table:number-columns-repeated="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2473247" calcext:value-type="float">
            <text:p>0,002473247</text:p>
          </table:table-cell>
          <table:table-cell office:value-type="float" office:value="0.778808151" calcext:value-type="float">
            <text:p>0,778808151</text:p>
          </table:table-cell>
          <table:table-cell table:formula="of:=([.C54]/[.B54]-1)*100" office:value-type="float" office:value="31389.2993299901" calcext:value-type="float">
            <text:p>31389,30</text:p>
          </table:table-cell>
          <table:table-cell table:number-columns-repeated="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2443287" calcext:value-type="float">
            <text:p>0,002443287</text:p>
          </table:table-cell>
          <table:table-cell office:value-type="float" office:value="0.915160999" calcext:value-type="float">
            <text:p>0,915160999</text:p>
          </table:table-cell>
          <table:table-cell table:formula="of:=([.C55]/[.B55]-1)*100" office:value-type="float" office:value="37356.1399868292" calcext:value-type="float">
            <text:p>37356,14</text:p>
          </table:table-cell>
          <table:table-cell table:number-columns-repeated="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2378607" calcext:value-type="float">
            <text:p>0,002378607</text:p>
          </table:table-cell>
          <table:table-cell office:value-type="float" office:value="1.132632045" calcext:value-type="float">
            <text:p>1,132632045</text:p>
          </table:table-cell>
          <table:table-cell table:formula="of:=([.C56]/[.B56]-1)*100" office:value-type="float" office:value="47517.4519372053" calcext:value-type="float">
            <text:p>47517,45</text:p>
          </table:table-cell>
          <table:table-cell table:number-columns-repeated="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02542177" calcext:value-type="float">
            <text:p>0,002542177</text:p>
          </table:table-cell>
          <table:table-cell office:value-type="float" office:value="1.528465914" calcext:value-type="float">
            <text:p>1,528465914</text:p>
          </table:table-cell>
          <table:table-cell table:formula="of:=([.C57]/[.B57]-1)*100" office:value-type="float" office:value="60024.2916602581" calcext:value-type="float">
            <text:p>60024,29</text:p>
          </table:table-cell>
          <table:table-cell table:number-columns-repeated="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02514505" calcext:value-type="float">
            <text:p>0,002514505</text:p>
          </table:table-cell>
          <table:table-cell office:value-type="float" office:value="1.992998354" calcext:value-type="float">
            <text:p>1,992998354</text:p>
          </table:table-cell>
          <table:table-cell table:formula="of:=([.C58]/[.B58]-1)*100" office:value-type="float" office:value="79160.0672498166" calcext:value-type="float">
            <text:p>79160,07</text:p>
          </table:table-cell>
          <table:table-cell table:number-columns-repeated="1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02484991" calcext:value-type="float">
            <text:p>0,002484991</text:p>
          </table:table-cell>
          <table:table-cell office:value-type="float" office:value="3.074288031" calcext:value-type="float">
            <text:p>3,074288031</text:p>
          </table:table-cell>
          <table:table-cell table:formula="of:=([.C59]/[.B59]-1)*100" office:value-type="float" office:value="123614.252124052" calcext:value-type="float">
            <text:p>123614,25</text:p>
          </table:table-cell>
          <table:table-cell table:number-columns-repeated="14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002545452" calcext:value-type="float">
            <text:p>0,002545452</text:p>
          </table:table-cell>
          <table:table-cell office:value-type="float" office:value="4.31502106" calcext:value-type="float">
            <text:p>4,315021060</text:p>
          </table:table-cell>
          <table:table-cell table:formula="of:=([.C60]/[.B60]-1)*100" office:value-type="float" office:value="169418.854018854" calcext:value-type="float">
            <text:p>169418,85</text:p>
          </table:table-cell>
          <table:table-cell table:number-columns-repeated="1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002742311" calcext:value-type="float">
            <text:p>0,002742311</text:p>
          </table:table-cell>
          <table:table-cell office:value-type="float" office:value="6.216829973" calcext:value-type="float">
            <text:p>6,216829973</text:p>
          </table:table-cell>
          <table:table-cell table:formula="of:=([.C61]/[.B61]-1)*100" office:value-type="float" office:value="226600.398787738" calcext:value-type="float">
            <text:p>226600,40</text:p>
          </table:table-cell>
          <table:table-cell table:number-columns-repeated="1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0.002994204" calcext:value-type="float">
            <text:p>0,002994204</text:p>
          </table:table-cell>
          <table:table-cell office:value-type="float" office:value="13.150994212" calcext:value-type="float">
            <text:p>13,150994212</text:p>
          </table:table-cell>
          <table:table-cell table:formula="of:=([.C62]/[.B62]-1)*100" office:value-type="float" office:value="439115.037185175" calcext:value-type="float">
            <text:p>439115,04</text:p>
          </table:table-cell>
          <table:table-cell table:number-columns-repeated="14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0.003212326" calcext:value-type="float">
            <text:p>0,003212326</text:p>
          </table:table-cell>
          <table:table-cell office:value-type="float" office:value="18.06819222" calcext:value-type="float">
            <text:p>18,068192220</text:p>
          </table:table-cell>
          <table:table-cell table:formula="of:=([.C63]/[.B63]-1)*100" office:value-type="float" office:value="562364.46406747" calcext:value-type="float">
            <text:p>562364,46</text:p>
          </table:table-cell>
          <table:table-cell table:number-columns-repeated="14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0.003483968" calcext:value-type="float">
            <text:p>0,003483968</text:p>
          </table:table-cell>
          <table:table-cell office:value-type="float" office:value="22.269940329" calcext:value-type="float">
            <text:p>22,269940329</text:p>
          </table:table-cell>
          <table:table-cell table:formula="of:=([.C64]/[.B64]-1)*100" office:value-type="float" office:value="639111.965465814" calcext:value-type="float">
            <text:p>639111,97</text:p>
          </table:table-cell>
          <table:table-cell table:number-columns-repeated="14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0.004135571" calcext:value-type="float">
            <text:p>0,004135571</text:p>
          </table:table-cell>
          <table:table-cell office:value-type="float" office:value="35.325853981" calcext:value-type="float">
            <text:p>35,325853981</text:p>
          </table:table-cell>
          <table:table-cell table:formula="of:=([.C65]/[.B65]-1)*100" office:value-type="float" office:value="854095.321057237" calcext:value-type="float">
            <text:p>854095,32</text:p>
          </table:table-cell>
          <table:table-cell table:number-columns-repeated="14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0.004921463" calcext:value-type="float">
            <text:p>0,004921463</text:p>
          </table:table-cell>
          <table:table-cell office:value-type="float" office:value="41.161332181" calcext:value-type="float">
            <text:p>41,161332181</text:p>
          </table:table-cell>
          <table:table-cell table:formula="of:=([.C66]/[.B66]-1)*100" office:value-type="float" office:value="836263.743484407" calcext:value-type="float">
            <text:p>836263,74</text:p>
          </table:table-cell>
          <table:table-cell table:number-columns-repeated="14"/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float" office:value="0.00524891" calcext:value-type="float">
            <text:p>0,005248910</text:p>
          </table:table-cell>
          <table:table-cell office:value-type="float" office:value="56.212208277" calcext:value-type="float">
            <text:p>56,212208277</text:p>
          </table:table-cell>
          <table:table-cell table:formula="of:=([.C67]/[.B67]-1)*100" office:value-type="float" office:value="1070831.07477553" calcext:value-type="float">
            <text:p>1070831,07</text:p>
          </table:table-cell>
          <table:table-cell table:number-columns-repeated="14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0.005809076" calcext:value-type="float">
            <text:p>0,005809076</text:p>
          </table:table-cell>
          <table:table-cell office:value-type="float" office:value="68.730332719" calcext:value-type="float">
            <text:p>68,730332719</text:p>
          </table:table-cell>
          <table:table-cell table:formula="of:=([.C68]/[.B68]-1)*100" office:value-type="float" office:value="1183054.30404078" calcext:value-type="float">
            <text:p>1183054,30</text:p>
          </table:table-cell>
          <table:table-cell table:number-columns-repeated="14"/>
        </table:table-row>
        <table:table-row table:style-name="ro2">
          <table:table-cell office:value-type="float" office:value="5395" calcext:value-type="float">
            <text:p>5395</text:p>
          </table:table-cell>
          <table:table-cell office:value-type="float" office:value="0.006992046" calcext:value-type="float">
            <text:p>0,006992046</text:p>
          </table:table-cell>
          <table:table-cell office:value-type="float" office:value="87.674209557" calcext:value-type="float">
            <text:p>87,674209557</text:p>
          </table:table-cell>
          <table:table-cell table:formula="of:=([.C69]/[.B69]-1)*100" office:value-type="float" office:value="1253813.51196774" calcext:value-type="float">
            <text:p>1253813,51</text:p>
          </table:table-cell>
          <table:table-cell table:number-columns-repeated="14"/>
        </table:table-row>
        <table:table-row table:style-name="ro2">
          <table:table-cell office:value-type="float" office:value="8092" calcext:value-type="float">
            <text:p>8092</text:p>
          </table:table-cell>
          <table:table-cell office:value-type="float" office:value="0.008409006" calcext:value-type="float">
            <text:p>0,008409006</text:p>
          </table:table-cell>
          <table:table-cell office:value-type="float" office:value="112.074534742" calcext:value-type="float">
            <text:p>112,074534742</text:p>
          </table:table-cell>
          <table:table-cell table:formula="of:=([.C70]/[.B70]-1)*100" office:value-type="float" office:value="1332691.70858006" calcext:value-type="float">
            <text:p>1332691,71</text:p>
          </table:table-cell>
          <table:table-cell table:number-columns-repeated="14"/>
        </table:table-row>
        <table:table-row table:style-name="ro2">
          <table:table-cell office:value-type="float" office:value="12138" calcext:value-type="float">
            <text:p>12138</text:p>
          </table:table-cell>
          <table:table-cell office:value-type="float" office:value="0.01040342" calcext:value-type="float">
            <text:p>0,010403420</text:p>
          </table:table-cell>
          <table:table-cell office:value-type="float" office:value="150.220639808" calcext:value-type="float">
            <text:p>150,220639808</text:p>
          </table:table-cell>
          <table:table-cell table:formula="of:=([.C71]/[.B71]-1)*100" office:value-type="float" office:value="1443854.39007557" calcext:value-type="float">
            <text:p>1443854,39</text:p>
          </table:table-cell>
          <table:table-cell table:number-columns-repeated="14"/>
        </table:table-row>
        <table:table-row table:style-name="ro2">
          <table:table-cell office:value-type="float" office:value="18207" calcext:value-type="float">
            <text:p>18207</text:p>
          </table:table-cell>
          <table:table-cell office:value-type="float" office:value="0.014906847" calcext:value-type="float">
            <text:p>0,014906847</text:p>
          </table:table-cell>
          <table:table-cell office:value-type="float" office:value="215.891147688" calcext:value-type="float">
            <text:p>215,891147688</text:p>
          </table:table-cell>
          <table:table-cell table:formula="of:=([.C72]/[.B72]-1)*100" office:value-type="float" office:value="1448168.35405234" calcext:value-type="float">
            <text:p>1448168,35</text:p>
          </table:table-cell>
          <table:table-cell table:number-columns-repeated="14"/>
        </table:table-row>
        <table:table-row table:style-name="ro2">
          <table:table-cell office:value-type="float" office:value="27310" calcext:value-type="float">
            <text:p>27310</text:p>
          </table:table-cell>
          <table:table-cell office:value-type="float" office:value="0.018770538" calcext:value-type="float">
            <text:p>0,018770538</text:p>
          </table:table-cell>
          <table:table-cell office:value-type="float" office:value="290.842936785" calcext:value-type="float">
            <text:p>290,842936785</text:p>
          </table:table-cell>
          <table:table-cell table:formula="of:=([.C73]/[.B73]-1)*100" office:value-type="float" office:value="1549365.10741994" calcext:value-type="float">
            <text:p>1549365,11</text:p>
          </table:table-cell>
          <table:table-cell table:number-columns-repeated="14"/>
        </table:table-row>
        <table:table-row table:style-name="ro2">
          <table:table-cell office:value-type="float" office:value="40965" calcext:value-type="float">
            <text:p>40965</text:p>
          </table:table-cell>
          <table:table-cell office:value-type="float" office:value="0.024608507" calcext:value-type="float">
            <text:p>0,024608507</text:p>
          </table:table-cell>
          <table:table-cell office:value-type="float" office:value="412.323353722" calcext:value-type="float">
            <text:p>412,323353722</text:p>
          </table:table-cell>
          <table:table-cell table:formula="of:=([.C74]/[.B74]-1)*100" office:value-type="float" office:value="1675431.77330912" calcext:value-type="float">
            <text:p>1675431,77</text:p>
          </table:table-cell>
          <table:table-cell table:number-columns-repeated="14"/>
        </table:table-row>
        <table:table-row table:style-name="ro2">
          <table:table-cell office:value-type="float" office:value="61447" calcext:value-type="float">
            <text:p>61447</text:p>
          </table:table-cell>
          <table:table-cell office:value-type="float" office:value="0.034578409" calcext:value-type="float">
            <text:p>0,034578409</text:p>
          </table:table-cell>
          <table:table-cell office:value-type="float" office:value="608.076865239" calcext:value-type="float">
            <text:p>608,076865239</text:p>
          </table:table-cell>
          <table:table-cell table:formula="of:=([.C75]/[.B75]-1)*100" office:value-type="float" office:value="1758444.94993972" calcext:value-type="float">
            <text:p>1758444,95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Mittelwert</text:p>
          </table:table-cell>
          <table:table-cell table:style-name="ce6" table:formula="of:=AVERAGE([.B50:.B75])" office:value-type="float" office:value="0.00694751680769231" calcext:value-type="float">
            <text:p>0,01</text:p>
          </table:table-cell>
          <table:table-cell table:style-name="ce6" table:formula="of:=AVERAGE([.C50:.C75])" office:value-type="float" office:value="82.8603802432692" calcext:value-type="float">
            <text:p>82,86</text:p>
          </table:table-cell>
          <table:table-cell table:formula="of:=AVERAGE([.D50:.D75])" office:value-type="float" office:value="650351.686690379" calcext:value-type="float">
            <text:p>650351,69</text:p>
          </table:table-cell>
          <table:table-cell table:number-columns-repeated="14"/>
        </table:table-row>
        <table:table-row table:style-name="ro2" table:number-rows-repeated="5">
          <table:table-cell table:style-name="Default" table:number-columns-repeated="2"/>
          <table:table-cell table:style-name="ce7"/>
          <table:table-cell table:style-name="ce8"/>
          <table:table-cell table:number-columns-repeated="14"/>
        </table:table-row>
        <table:table-row table:style-name="ro2" table:number-rows-repeated="2">
          <table:table-cell table:style-name="Default"/>
          <table:table-cell table:style-name="ce7" table:number-columns-repeated="2"/>
          <table:table-cell table:style-name="ce8"/>
          <table:table-cell table:number-columns-repeated="14"/>
        </table:table-row>
        <table:table-row table:style-name="ro2">
          <table:table-cell table:style-name="Default"/>
          <table:table-cell table:style-name="ce7" table:number-columns-repeated="2"/>
          <table:table-cell table:style-name="ce8"/>
          <table:table-cell table:number-columns-repeated="14"/>
        </table:table-row>
      </table:table>
      <table:table table:name="Sheet2" table:style-name="ta1">
        <table:shapes>
          <draw:frame draw:z-index="0" draw:style-name="gr1" draw:text-style-name="P1" svg:width="631.76pt" svg:height="355.35pt" svg:x="21.88pt" svg:y="23.39pt">
            <draw:object draw:notify-on-update-of-ranges="Sheet1.A3:Sheet1.A37 Sheet1.D3:Sheet1.D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29.32pt" svg:height="353.96pt" svg:x="668.95pt" svg:y="22.59pt">
            <draw:object draw:notify-on-update-of-ranges="Sheet1.A50:Sheet1.A75 Sheet1.D50:Sheet1.D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4:04:51.403343140</meta:creation-date>
    <dc:date>2021-07-23T21:11:18.446802031</dc:date>
    <meta:editing-duration>PT4H2M44S</meta:editing-duration>
    <meta:editing-cycles>12</meta:editing-cycles>
    <meta:generator>LibreOffice/6.0.7.3$Linux_X86_64 LibreOffice_project/00m0$Build-3</meta:generator>
    <meta:document-statistic meta:table-count="2" meta:cell-count="27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BBP Formel</text:p>
        </chart:title>
        <chart:plot-area chart:style-name="ch3" table:cell-range-address="Sheet1.A3:Sheet1.A37 Sheet1.D3:Sheet1.D37" svg:x="1.331cm" svg:y="1.275cm" svg:width="14.349cm" svg:height="6.564cm">
          <chartooo:coordinate-region svg:x="2.799cm" svg:y="1.474cm" svg:width="12.046cm" svg:height="5.718cm"/>
          <chart:axis chart:dimension="x" chart:name="primary-x" chart:style-name="ch4">
            <chart:title svg:x="7.548cm" svg:y="8.019cm" chart:style-name="ch5">
              <text:p>Stelle von Pi</text:p>
            </chart:title>
          </chart:axis>
          <chart:axis chart:dimension="y" chart:name="primary-y" chart:style-name="ch6">
            <chart:title svg:x="0.451cm" svg:y="5.659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3:Sheet1.D37" chart:class="chart:scatter">
            <chart:domain table:cell-range-address="Sheet1.A3:Sheet1.A37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312.755664439804">
                <text:p>312.755664439804</text:p>
                <draw:g>
                  <svg:desc>Sheet1.D3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1.784282716919">
                <text:p>501.7842827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06.878725088073">
                <text:p>506.878725088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19.101173998987">
                <text:p>519.101173998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50.214656067042">
                <text:p>550.214656067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586.096688439828">
                <text:p>586.096688439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647.623393588304">
                <text:p>647.623393588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19.639934454158">
                <text:p>719.63993445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841.695777103456">
                <text:p>841.695777103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63.553588900601">
                <text:p>963.55358890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339.59130998895">
                <text:p>1339.59130998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1842.26425756785">
                <text:p>1842.26425756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2221.55171937349">
                <text:p>2221.55171937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2992.01225741459">
                <text:p>2992.0122574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4092.63016778177">
                <text:p>4092.63016778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5452.76503525239">
                <text:p>5452.76503525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7091.52879535508">
                <text:p>7091.52879535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8939.96326763776">
                <text:p>8939.96326763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0812.4949024203">
                <text:p>10812.49490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682.226890219">
                <text:p>12682.226890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4063.3601164064">
                <text:p>14063.3601164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831.515777495">
                <text:p>14831.515777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5401.7750166408">
                <text:p>15401.7750166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54.2447572837">
                <text:p>15454.2447572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5463.8905678001">
                <text:p>15463.890567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5247.1023287987">
                <text:p>15247.1023287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15104.5499445243">
                <text:p>15104.5499445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14862.6826029137">
                <text:p>14862.6826029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15254.0016330298">
                <text:p>15254.0016330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14487.9829395899">
                <text:p>14487.9829395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13690.1757384907">
                <text:p>13690.1757384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3219.9996057843">
                <text:p>13219.9996057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12733.2558378371">
                <text:p>12733.255837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12336.665373394">
                <text:p>12336.665373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11959.3227975476">
                <text:p>11959.3227975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BBP Formel</text:p>
        </chart:title>
        <chart:subtitle svg:x="6.62cm" svg:y="1.275cm" chart:style-name="ch3">
          <text:p>nicht obfuskiert</text:p>
        </chart:subtitle>
        <chart:plot-area chart:style-name="ch4" table:cell-range-address="Sheet1.A3:Sheet1.B37" svg:x="1.331cm" svg:y="2.138cm" svg:width="14.349cm" svg:height="5.701cm">
          <chartooo:coordinate-region svg:x="3.54cm" svg:y="2.338cm" svg:width="11.49cm" svg:height="4.854cm"/>
          <chart:axis chart:dimension="x" chart:name="primary-x" chart:style-name="ch5">
            <chart:title svg:x="7.548cm" svg:y="8.019cm" chart:style-name="ch6">
              <text:p>Stelle von Pi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B3:Sheet1.B37" chart:class="chart:scatter">
            <chart:domain table:cell-range-address="Sheet1.A3:Sheet1.A37"/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0.005960254">
                <text:p>0.005960254</text:p>
                <draw:g>
                  <svg:desc>Sheet1.B3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4060231">
                <text:p>0.00406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4091514">
                <text:p>0.004091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4124024">
                <text:p>0.004124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004097252">
                <text:p>0.004097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004102145">
                <text:p>0.004102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004100132">
                <text:p>0.004100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.004122916">
                <text:p>0.004122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04097614">
                <text:p>0.004097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004336523">
                <text:p>0.004336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004183562">
                <text:p>0.004183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04257581">
                <text:p>0.004257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0.004342512">
                <text:p>0.004342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0.004504702">
                <text:p>0.004504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0.004760529">
                <text:p>0.004760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005091002">
                <text:p>0.005091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057353">
                <text:p>0.0057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0.006755351">
                <text:p>0.00675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0.008285795">
                <text:p>0.008285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0.010478442">
                <text:p>0.010478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0.014165539">
                <text:p>0.014165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0.019970629">
                <text:p>0.019970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0.028880856">
                <text:p>0.028880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0.043023308">
                <text:p>0.043023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0.064694706">
                <text:p>0.06469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0.098790332">
                <text:p>0.098790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0.152794808">
                <text:p>0.152794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0.234906917">
                <text:p>0.234906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0.364461206">
                <text:p>0.364461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0.561633159">
                <text:p>0.561633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0.872195268">
                <text:p>0.872195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.359611054">
                <text:p>1.359611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2.113815314">
                <text:p>2.113815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3.284107594">
                <text:p>3.284107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5.093732853">
                <text:p>5.09373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BBP Formel</text:p>
        </chart:title>
        <chart:subtitle svg:x="7.083cm" svg:y="1.275cm" chart:style-name="ch3">
          <text:p>obfuskiert</text:p>
        </chart:subtitle>
        <chart:plot-area chart:style-name="ch4" table:cell-range-address="Sheet1.A3:Sheet1.A37 Sheet1.C3:Sheet1.C37" svg:x="1.331cm" svg:y="2.138cm" svg:width="14.349cm" svg:height="5.701cm">
          <chartooo:coordinate-region svg:x="3.91cm" svg:y="2.338cm" svg:width="11.12cm" svg:height="4.854cm"/>
          <chart:axis chart:dimension="x" chart:name="primary-x" chart:style-name="ch5">
            <chart:title svg:x="7.548cm" svg:y="8.019cm" chart:style-name="ch6">
              <text:p>Stelle von Pi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C3:Sheet1.C37" chart:class="chart:scatter">
            <chart:domain table:cell-range-address="Sheet1.A3:Sheet1.A37"/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0.024601286">
                <text:p>0.024601286</text:p>
                <draw:g>
                  <svg:desc>Sheet1.C3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24433832">
                <text:p>0.024433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24830528">
                <text:p>0.024830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25531881">
                <text:p>0.025531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026640933">
                <text:p>0.026640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028144681">
                <text:p>0.028144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030653546">
                <text:p>0.030653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.033793066">
                <text:p>0.033793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38587058">
                <text:p>0.038587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046121246">
                <text:p>0.046121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060226195">
                <text:p>0.060226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82693474">
                <text:p>0.082693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0.100813662">
                <text:p>0.100813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0.139285938">
                <text:p>0.139285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0.199591375">
                <text:p>0.199591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282691379">
                <text:p>0.28269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412455751">
                <text:p>0.4124557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0.610681249">
                <text:p>0.610681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0.904186957">
                <text:p>0.904186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.339378231">
                <text:p>1.339378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2.006316301">
                <text:p>2.006316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2.98191762">
                <text:p>2.98191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4.47704532">
                <text:p>4.47704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6.691950629">
                <text:p>6.691950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0.069013245">
                <text:p>10.069013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5.161453343">
                <text:p>15.161453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23.231762895">
                <text:p>23.231762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35.148376403">
                <text:p>35.148376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55.959379521">
                <text:p>55.959379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81.930949418">
                <text:p>81.930949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120.27726024">
                <text:p>120.27726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81.100187033">
                <text:p>181.10018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271.271327185">
                <text:p>271.271327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408.433471968">
                <text:p>408.433471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614.269687188">
                <text:p>614.2696871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88cm" svg:height="12.537cm" xlink:href=".." xlink:type="simple" chart:class="chart:scatter" chart:style-name="ch1">
        <chart:title svg:x="8.505cm" svg:y="0.385cm" chart:style-name="ch2">
          <text:p>BBP Formel</text:p>
        </chart:title>
        <chart:plot-area chart:style-name="ch3" table:cell-range-address="Sheet1.A3:Sheet1.A37 Sheet1.D3:Sheet1.D37" svg:x="2.114cm" svg:y="2.218cm" svg:width="19.729cm" svg:height="8.43cm">
          <chartooo:coordinate-region svg:x="4.429cm" svg:y="2.523cm" svg:width="15.984cm" svg:height="7.266cm"/>
          <chart:axis chart:dimension="x" chart:name="primary-x" chart:style-name="ch4">
            <chart:title svg:x="9.84cm" svg:y="10.898cm" chart:style-name="ch5">
              <text:p>Stelle von Pi</text:p>
            </chart:title>
          </chart:axis>
          <chart:axis chart:dimension="y" chart:name="primary-y" chart:style-name="ch6">
            <chart:title svg:x="0.451cm" svg:y="8.862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3:Sheet1.D37" chart:class="chart:scatter">
            <chart:domain table:cell-range-address="Sheet1.A3:Sheet1.A37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312.755664439804">
                <text:p>312.755664439804</text:p>
                <draw:g>
                  <svg:desc>Sheet1.D3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1.784282716919">
                <text:p>501.7842827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06.878725088073">
                <text:p>506.878725088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19.101173998987">
                <text:p>519.101173998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50.214656067042">
                <text:p>550.214656067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586.096688439828">
                <text:p>586.096688439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647.623393588304">
                <text:p>647.623393588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19.639934454158">
                <text:p>719.63993445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841.695777103456">
                <text:p>841.695777103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63.553588900601">
                <text:p>963.55358890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339.59130998895">
                <text:p>1339.59130998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1842.26425756785">
                <text:p>1842.26425756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2221.55171937349">
                <text:p>2221.55171937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2992.01225741459">
                <text:p>2992.0122574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4092.63016778177">
                <text:p>4092.63016778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5452.76503525239">
                <text:p>5452.76503525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7091.52879535508">
                <text:p>7091.52879535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8939.96326763776">
                <text:p>8939.96326763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0812.4949024203">
                <text:p>10812.49490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682.226890219">
                <text:p>12682.226890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4063.3601164064">
                <text:p>14063.3601164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831.515777495">
                <text:p>14831.515777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5401.7750166408">
                <text:p>15401.7750166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54.2447572837">
                <text:p>15454.2447572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5463.8905678001">
                <text:p>15463.890567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5247.1023287987">
                <text:p>15247.1023287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15104.5499445243">
                <text:p>15104.5499445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14862.6826029137">
                <text:p>14862.6826029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15254.0016330298">
                <text:p>15254.0016330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14487.9829395899">
                <text:p>14487.9829395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13690.1757384907">
                <text:p>13690.1757384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3219.9996057843">
                <text:p>13219.9996057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12733.2558378371">
                <text:p>12733.255837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12336.665373394">
                <text:p>12336.665373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11959.3227975476">
                <text:p>11959.3227975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bzip2</text:p>
        </chart:title>
        <chart:plot-area chart:style-name="ch3" table:cell-range-address="Sheet1.A50:Sheet1.A75 Sheet1.D50:Sheet1.D75" svg:x="1.331cm" svg:y="1.275cm" svg:width="14.349cm" svg:height="6.564cm">
          <chartooo:coordinate-region svg:x="3.17cm" svg:y="1.474cm" svg:width="11.861cm" svg:height="5.718cm"/>
          <chart:axis chart:dimension="x" chart:name="primary-x" chart:style-name="ch4">
            <chart:title svg:x="7.323cm" svg:y="8.019cm" chart:style-name="ch5">
              <text:p>Dateigröße in B</text:p>
            </chart:title>
          </chart:axis>
          <chart:axis chart:dimension="y" chart:name="primary-y" chart:style-name="ch6">
            <chart:title svg:x="0.451cm" svg:y="5.659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50:Sheet1.D75" chart:class="chart:scatter">
            <chart:domain table:cell-range-address="Sheet1.A50:Sheet1.A75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11255.0748721516">
                <text:p>11255.0748721516</text:p>
                <draw:g>
                  <svg:desc>Sheet1.D50:Sheet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251.1257704983">
                <text:p>24251.1257704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5365.3782185614">
                <text:p>25365.3782185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6585.8145729951">
                <text:p>26585.8145729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1389.2993299901">
                <text:p>31389.299329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7356.1399868292">
                <text:p>37356.1399868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7517.4519372053">
                <text:p>47517.451937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60024.2916602581">
                <text:p>60024.291660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79160.0672498166">
                <text:p>79160.0672498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23614.252124052">
                <text:p>123614.252124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69418.854018854">
                <text:p>169418.854018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226600.398787738">
                <text:p>226600.398787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439115.037185175">
                <text:p>439115.037185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562364.46406747">
                <text:p>562364.46406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639111.965465814">
                <text:p>639111.965465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854095.321057237">
                <text:p>854095.32105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836263.743484407">
                <text:p>836263.74348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1070831.07477553">
                <text:p>1070831.0747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183054.30404078">
                <text:p>1183054.30404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53813.51196774">
                <text:p>1253813.51196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332691.70858006">
                <text:p>1332691.70858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43854.39007557">
                <text:p>1443854.39007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448168.35405234">
                <text:p>1448168.35405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9365.10741994">
                <text:p>1549365.10741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675431.77330912">
                <text:p>1675431.77330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758444.94993972">
                <text:p>1758444.94993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bzip2</text:p>
        </chart:title>
        <chart:subtitle svg:x="7.083cm" svg:y="1.275cm" chart:style-name="ch3">
          <text:p>obfuskiert</text:p>
        </chart:subtitle>
        <chart:plot-area chart:style-name="ch4" table:cell-range-address="Sheet1.A50:Sheet1.A75 Sheet1.C50:Sheet1.C75" svg:x="1.331cm" svg:y="2.138cm" svg:width="14.349cm" svg:height="5.701cm">
          <chartooo:coordinate-region svg:x="3.91cm" svg:y="2.338cm" svg:width="11.305cm" svg:height="4.854cm"/>
          <chart:axis chart:dimension="x" chart:name="primary-x" chart:style-name="ch5">
            <chart:title svg:x="7.323cm" svg:y="8.019cm" chart:style-name="ch6">
              <text:p>Dateigröße in B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C50:Sheet1.C75" chart:class="chart:scatter">
            <chart:domain table:cell-range-address="Sheet1.A50:Sheet1.A75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0.543979964">
                <text:p>0.543979964</text:p>
                <draw:g>
                  <svg:desc>Sheet1.C50:Sheet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78478769">
                <text:p>0.578478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05409318">
                <text:p>0.605409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665272287">
                <text:p>0.665272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778808151">
                <text:p>0.778808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915160999">
                <text:p>0.915160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.132632045">
                <text:p>1.132632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1.528465914">
                <text:p>1.528465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1.992998354">
                <text:p>1.992998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3.074288031">
                <text:p>3.074288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4.31502106">
                <text:p>4.31502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6.216829973">
                <text:p>6.216829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13.150994212">
                <text:p>13.150994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18.06819222">
                <text:p>18.06819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22.269940329">
                <text:p>22.269940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35.325853981">
                <text:p>35.325853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41.161332181">
                <text:p>41.161332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56.212208277">
                <text:p>56.212208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68.730332719">
                <text:p>68.730332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87.674209557">
                <text:p>87.674209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12.074534742">
                <text:p>112.074534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50.220639808">
                <text:p>150.220639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215.891147688">
                <text:p>215.891147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290.842936785">
                <text:p>290.842936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412.323353722">
                <text:p>412.323353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608.076865239">
                <text:p>608.0768652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bzip2</text:p>
        </chart:title>
        <chart:subtitle svg:x="6.62cm" svg:y="1.275cm" chart:style-name="ch3">
          <text:p>nicht obfuskiert</text:p>
        </chart:subtitle>
        <chart:plot-area chart:style-name="ch4" table:cell-range-address="Sheet1.A50:Sheet1.B75" svg:x="1.331cm" svg:y="2.138cm" svg:width="14.349cm" svg:height="5.701cm">
          <chartooo:coordinate-region svg:x="3.54cm" svg:y="2.338cm" svg:width="11.676cm" svg:height="4.854cm"/>
          <chart:axis chart:dimension="x" chart:name="primary-x" chart:style-name="ch5">
            <chart:title svg:x="7.323cm" svg:y="8.019cm" chart:style-name="ch6">
              <text:p>Dateigröße in B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B50:Sheet1.B75" chart:class="chart:scatter">
            <chart:domain table:cell-range-address="Sheet1.A50:Sheet1.A75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0.004790633">
                <text:p>0.004790633</text:p>
                <draw:g>
                  <svg:desc>Sheet1.B50:Sheet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2375573">
                <text:p>0.002375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2377382">
                <text:p>0.002377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2492981">
                <text:p>0.002492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002473247">
                <text:p>0.002473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002443287">
                <text:p>0.002443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002378607">
                <text:p>0.00237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.002542177">
                <text:p>0.002542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02514505">
                <text:p>0.00251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002484991">
                <text:p>0.002484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002545452">
                <text:p>0.002545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02742311">
                <text:p>0.002742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0.002994204">
                <text:p>0.002994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0.003212326">
                <text:p>0.003212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0.003483968">
                <text:p>0.003483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004135571">
                <text:p>0.004135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04921463">
                <text:p>0.00492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0.00524891">
                <text:p>0.00524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0.005809076">
                <text:p>0.005809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0.006992046">
                <text:p>0.006992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0.008409006">
                <text:p>0.008409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0.01040342">
                <text:p>0.01040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0.014906847">
                <text:p>0.014906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0.018770538">
                <text:p>0.018770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0.024608507">
                <text:p>0.024608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0.034578409">
                <text:p>0.0345784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2cm" svg:height="12.488cm" xlink:href=".." xlink:type="simple" chart:class="chart:scatter" chart:style-name="ch1">
        <chart:title svg:x="9.838cm" svg:y="0.384cm" chart:style-name="ch2">
          <text:p>bzip2</text:p>
        </chart:title>
        <chart:plot-area chart:style-name="ch3" table:cell-range-address="Sheet1.A50:Sheet1.A75 Sheet1.D50:Sheet1.D75" svg:x="2.113cm" svg:y="2.216cm" svg:width="19.645cm" svg:height="8.384cm">
          <chartooo:coordinate-region svg:x="5.063cm" svg:y="2.521cm" svg:width="15.582cm" svg:height="7.22cm"/>
          <chart:axis chart:dimension="x" chart:name="primary-x" chart:style-name="ch4">
            <chart:title svg:x="9.321cm" svg:y="10.849cm" chart:style-name="ch5">
              <text:p>Dateigröße in B</text:p>
            </chart:title>
          </chart:axis>
          <chart:axis chart:dimension="y" chart:name="primary-y" chart:style-name="ch6">
            <chart:title svg:x="0.451cm" svg:y="8.837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50:Sheet1.D75" chart:class="chart:scatter">
            <chart:domain table:cell-range-address="Sheet1.A50:Sheet1.A75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11255.0748721516">
                <text:p>11255.0748721516</text:p>
                <draw:g>
                  <svg:desc>Sheet1.D50:Sheet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251.1257704983">
                <text:p>24251.1257704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5365.3782185614">
                <text:p>25365.3782185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6585.8145729951">
                <text:p>26585.8145729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1389.2993299901">
                <text:p>31389.299329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7356.1399868292">
                <text:p>37356.1399868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7517.4519372053">
                <text:p>47517.451937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60024.2916602581">
                <text:p>60024.291660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79160.0672498166">
                <text:p>79160.0672498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23614.252124052">
                <text:p>123614.252124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69418.854018854">
                <text:p>169418.854018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226600.398787738">
                <text:p>226600.398787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439115.037185175">
                <text:p>439115.037185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562364.46406747">
                <text:p>562364.46406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639111.965465814">
                <text:p>639111.965465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854095.321057237">
                <text:p>854095.32105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836263.743484407">
                <text:p>836263.74348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1070831.07477553">
                <text:p>1070831.0747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183054.30404078">
                <text:p>1183054.30404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53813.51196774">
                <text:p>1253813.51196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332691.70858006">
                <text:p>1332691.70858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43854.39007557">
                <text:p>1443854.39007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448168.35405234">
                <text:p>1448168.35405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9365.10741994">
                <text:p>1549365.10741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675431.77330912">
                <text:p>1675431.77330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758444.94993972">
                <text:p>1758444.949939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